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Comic Sans MS1" fo:font-size="30pt" style:font-size-asian="30pt" style:font-size-complex="18pt"/>
    </style:style>
    <style:style style:name="P3" style:family="paragraph">
      <style:paragraph-properties fo:text-align="center"/>
      <style:text-properties style:font-name="Comic Sans MS1" fo:font-size="25pt" style:font-size-asian="25pt" style:font-size-complex="18pt"/>
    </style:style>
    <style:style style:name="P4" style:family="paragraph">
      <style:text-properties fo:font-size="25pt" style:font-size-asian="25pt" style:font-size-complex="25pt"/>
    </style:style>
    <style:style style:name="T1" style:family="text">
      <style:text-properties style:font-name="Comic Sans MS1" fo:font-size="30pt" style:font-size-asian="30pt" style:font-size-complex="18pt"/>
    </style:style>
    <style:style style:name="T2" style:family="text">
      <style:text-properties style:font-name="Comic Sans MS1" fo:font-size="25pt" style:font-size-asian="25pt" style:font-size-complex="18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0.9cm" svg:height="0.9cm" svg:x="27.4cm" svg:y="1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4.1cm" svg:x2="28.2cm" svg:y2="4.1cm">
          <text:p/>
        </draw:line>
        <draw:frame draw:style-name="gr3" draw:text-style-name="P2" draw:layer="layout" svg:width="3.258cm" svg:height="1.728cm" svg:x="1.8cm" svg:y="4.5cm">
          <draw:text-box>
            <text:p><text:span text:style-name="T1">C</text:span><text:span text:style-name="T1">言語</text:span></text:p>
          </draw:text-box>
        </draw:frame>
        <draw:frame draw:style-name="gr3" draw:text-style-name="P2" draw:layer="layout" svg:width="3.639cm" svg:height="1.728cm" svg:x="1.6cm" svg:y="2.1cm">
          <draw:text-box>
            <text:p><text:span text:style-name="T1">OCaml</text:span></text:p>
          </draw:text-box>
        </draw:frame>
        <draw:custom-shape draw:style-name="gr4" draw:text-style-name="P3" xml:id="id1" draw:id="id1" draw:layer="layout" svg:width="8.1cm" svg:height="1.4cm" svg:x="1.3cm" svg:y="18.3cm">
          <text:p text:style-name="P1"><text:span text:style-name="T2">メジャー</text:span><text:span text:style-name="T2">GC</text:span><text:span text:style-name="T2">実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6.9cm" svg:height="1.369cm" svg:x="16.4cm" svg:y="1.8cm">
          <text:p text:style-name="P1"><text:span text:style-name="T2">全</text:span><text:span text:style-name="T2">flush</text:span><text:span text:style-name="T2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7.5cm" svg:height="1.369cm" svg:x="2.6cm" svg:y="14.4cm">
          <text:p text:style-name="P1"><text:span text:style-name="T2">caml_do_ro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35cm" svg:y1="18.3cm" svg:x2="6.35cm" svg:y2="15.769cm" draw:start-shape="id1" draw:end-shape="id2" svg:d="m5350 18300c0-1897 1000-632 1000-2531" svg:viewBox="0 0 1001 2532">
          <text:p/>
        </draw:connector>
        <draw:custom-shape draw:style-name="gr4" draw:text-style-name="P3" draw:layer="layout" svg:width="11cm" svg:height="2.7cm" svg:x="17.5cm" svg:y="17cm">
          <text:p text:style-name="P1"><text:span text:style-name="T2">struct global_root_list</text:span></text:p>
          <text:p text:style-name="P1"><text:span text:style-name="T2">caml_global_root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6.35cm" svg:y1="14.4cm" svg:x2="7.3cm" svg:y2="11.969cm" draw:start-shape="id2" draw:start-glue-point="0" draw:end-shape="id3" draw:end-glue-point="2" svg:d="m6350 14400c0-1824 950-609 950-2431" svg:viewBox="0 0 951 2432">
          <text:p/>
        </draw:connector>
        <draw:connector draw:style-name="gr6" draw:text-style-name="P1" draw:layer="layout" draw:type="curve" svg:x1="27.85cm" svg:y1="17cm" svg:x2="23.3cm" svg:y2="2.484cm" draw:start-shape="id4" draw:start-glue-point="0" draw:end-shape="id5" draw:end-glue-point="1" svg:d="m27850 17000c0-9678-1516-14516-4550-14516" svg:viewBox="0 0 4551 14517">
          <text:p/>
        </draw:connector>
        <draw:frame draw:style-name="gr3" draw:text-style-name="P4" draw:layer="layout" svg:width="2.263cm" svg:height="1.369cm" svg:x="25.1cm" svg:y="1.5cm">
          <draw:text-box>
            <text:p><text:span text:style-name="T3">参照</text:span></text:p>
          </draw:text-box>
        </draw:frame>
        <draw:custom-shape draw:style-name="gr4" draw:text-style-name="P3" xml:id="id3" draw:id="id3" draw:layer="layout" svg:width="11.2cm" svg:height="1.369cm" svg:x="1.7cm" svg:y="10.6cm">
          <text:p text:style-name="P1"><text:span text:style-name="T2">caml_scan_global_ro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12.1cm" svg:height="1.369cm" svg:x="2cm" svg:y="6.5cm">
          <text:p text:style-name="P1"><text:span text:style-name="T2">caml_iterate_global_ro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7.3cm" svg:y1="10.6cm" svg:x2="8.05cm" svg:y2="7.869cm" draw:start-shape="id3" draw:start-glue-point="0" draw:end-shape="id6" draw:end-glue-point="2" svg:d="m7300 10600c0-2049 750-684 750-2731" svg:viewBox="0 0 751 2732">
          <text:p/>
        </draw:connector>
        <draw:connector draw:style-name="gr5" draw:text-style-name="P1" draw:layer="layout" draw:type="curve" svg:x1="8.05cm" svg:y1="6.5cm" svg:x2="16.4cm" svg:y2="2.484cm" draw:start-shape="id6" draw:start-glue-point="0" draw:end-shape="id5" draw:end-glue-point="3" svg:d="m8050 6500c0-2678 2783-4016 8350-4016" svg:viewBox="0 0 8351 4017">
          <text:p/>
        </draw:connector>
        <draw:custom-shape draw:style-name="gr4" draw:text-style-name="P3" xml:id="id7" draw:id="id7" draw:layer="layout" svg:width="6.958cm" svg:height="1.369cm" svg:x="16.4cm" svg:y="5.3cm">
          <text:p text:style-name="P1"><text:span text:style-name="T2">caml_ml_flu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9.85cm" svg:y1="3.169cm" svg:x2="19.879cm" svg:y2="5.3cm" draw:start-shape="id5" draw:start-glue-point="2" draw:end-shape="id7" draw:end-glue-point="0" svg:d="m19850 3169c0 1597 29 532 29 2131" svg:viewBox="0 0 30 2132">
          <text:p/>
        </draw:connector>
        <draw:custom-shape draw:style-name="gr4" draw:text-style-name="P3" xml:id="id8" draw:id="id8" draw:layer="layout" svg:width="8.8cm" svg:height="1.369cm" svg:x="15.5cm" svg:y="8.431cm">
          <text:p text:style-name="P1"><text:span text:style-name="T2">caml_flush_par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83cm" svg:height="1.369cm" svg:x="17cm" svg:y="11.5cm">
          <text:p text:style-name="P1"><text:span text:style-name="T2">do_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9.8cm" svg:height="1.8cm" svg:x="15cm" svg:y="14.4cm">
          <text:p text:style-name="P1"><text:span text:style-name="T2">write</text:span><text:span text:style-name="T2">システムコール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9.879cm" svg:y1="6.669cm" svg:x2="19.9cm" svg:y2="8.431cm" draw:start-shape="id7" draw:start-glue-point="2" draw:end-shape="id8" svg:d="m19879 6669c0 1320 21 439 21 1762" svg:viewBox="0 0 22 1763">
          <text:p/>
        </draw:connector>
        <draw:connector draw:style-name="gr5" draw:text-style-name="P1" draw:layer="layout" draw:type="curve" svg:x1="19.9cm" svg:y1="9.8cm" svg:x2="19.915cm" svg:y2="11.5cm" draw:start-shape="id8" draw:end-shape="id9" svg:d="m19900 9800c0 1275 15 425 15 1700" svg:viewBox="0 0 16 1701">
          <text:p/>
        </draw:connector>
        <draw:connector draw:style-name="gr5" draw:text-style-name="P1" draw:layer="layout" draw:type="curve" svg:x1="19.915cm" svg:y1="12.869cm" svg:x2="19.9cm" svg:y2="14.4cm" draw:start-shape="id9" draw:start-glue-point="2" draw:end-shape="id10" svg:d="m19915 12869c0 1149-15 384-15 1531" svg:viewBox="0 0 16 15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2T22:40:07.951317965</dc:date>
    <dc:creator>Okabe Kiwamu</dc:creator>
    <meta:editing-duration>PT1H3M20S</meta:editing-duration>
    <meta:editing-cycles>133</meta:editing-cycles>
    <meta:generator>LibreOffice/4.1.0.4$Linux_X86_64 LibreOffice_project/410m0$Build-4</meta:generator>
    <meta:document-statistic meta:object-count="24"/>
  </office:meta>
</office:document-meta>
</file>